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rsid="00148c7a" officeooo:paragraph-rsid="001813a7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paragraph-rsid="001813a7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DejaVu Sans Condensed" fo:font-size="12pt" fo:font-weight="bold" officeooo:rsid="0018178b" officeooo:paragraph-rsid="001813a7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 Condensed" fo:font-size="12pt" officeooo:rsid="00148c7a" officeooo:paragraph-rsid="001813a7" style:font-size-asian="12pt" style:font-size-complex="12pt"/>
    </style:style>
    <style:style style:name="P6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7" style:family="paragraph" style:parent-style-name="Standard">
      <style:text-properties style:font-name="DejaVu Sans Condensed" fo:font-size="12pt" officeooo:paragraph-rsid="001813a7" style:font-size-asian="12pt" style:font-size-complex="12pt"/>
    </style:style>
    <style:style style:name="P8" style:family="paragraph" style:parent-style-name="Standard">
      <style:text-properties style:font-name="DejaVu Sans Condensed" fo:font-size="12pt" fo:font-style="italic" fo:font-weight="normal" officeooo:rsid="001813a7" officeooo:paragraph-rsid="001813a7" style:font-size-asian="12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text-properties style:font-name="DejaVu Sans Condensed" fo:font-size="12pt" officeooo:rsid="00148c7a" officeooo:paragraph-rsid="001813a7" style:font-size-asian="12pt" style:font-size-complex="12pt"/>
    </style:style>
    <style:style style:name="P11" style:family="paragraph" style:parent-style-name="Standard" style:list-style-name="L4">
      <style:text-properties style:font-name="DejaVu Sans Condensed" fo:font-size="12pt" officeooo:rsid="00148c7a" officeooo:paragraph-rsid="001813a7" style:font-size-asian="12pt" style:font-size-complex="12pt"/>
    </style:style>
    <style:style style:name="P12" style:family="paragraph" style:parent-style-name="Standard" style:list-style-name="L11">
      <style:text-properties style:font-name="DejaVu Sans Condensed" fo:font-size="12pt" officeooo:rsid="00148c7a" officeooo:paragraph-rsid="001813a7" style:font-size-asian="12pt" style:font-size-complex="12pt"/>
    </style:style>
    <style:style style:name="P13" style:family="paragraph" style:parent-style-name="Standard" style:list-style-name="L14">
      <style:text-properties style:font-name="DejaVu Sans Condensed" fo:font-size="12pt" officeooo:rsid="00148c7a" officeooo:paragraph-rsid="001813a7" style:font-size-asian="12pt" style:font-size-complex="12pt"/>
    </style:style>
    <style:style style:name="P14" style:family="paragraph" style:parent-style-name="Standard" style:list-style-name="L1">
      <style:text-properties style:font-name="DejaVu Sans Condensed" fo:font-size="12pt" officeooo:rsid="0013c94f" officeooo:paragraph-rsid="001813a7" style:font-size-asian="12pt" style:font-size-complex="12pt"/>
    </style:style>
    <style:style style:name="P15" style:family="paragraph" style:parent-style-name="Standard" style:list-style-name="L10">
      <style:text-properties style:font-name="DejaVu Sans Condensed" fo:font-size="12pt" officeooo:rsid="0013c94f" officeooo:paragraph-rsid="001813a7" style:font-size-asian="12pt" style:font-size-complex="12pt"/>
    </style:style>
    <style:style style:name="P16" style:family="paragraph" style:parent-style-name="Standard" style:list-style-name="L3">
      <style:text-properties style:font-name="DejaVu Sans Condensed" fo:font-size="12pt" officeooo:rsid="0018178b" officeooo:paragraph-rsid="001813a7" style:font-size-asian="12pt" style:font-size-complex="12pt"/>
    </style:style>
    <style:style style:name="P17" style:family="paragraph" style:parent-style-name="Standard" style:list-style-name="L8">
      <style:text-properties style:font-name="DejaVu Sans Condensed" fo:font-size="12pt" officeooo:rsid="0018178b" officeooo:paragraph-rsid="001813a7" style:font-size-asian="12pt" style:font-size-complex="12pt"/>
    </style:style>
    <style:style style:name="P18" style:family="paragraph" style:parent-style-name="Standard" style:list-style-name="L6">
      <style:text-properties style:font-name="DejaVu Sans Condensed" fo:font-size="12pt" officeooo:paragraph-rsid="001813a7" style:font-size-asian="12pt" style:font-size-complex="12pt"/>
    </style:style>
    <style:style style:name="P19" style:family="paragraph" style:parent-style-name="Standard" style:list-style-name="L9">
      <style:text-properties style:font-name="DejaVu Sans Condensed" fo:font-size="12pt" officeooo:paragraph-rsid="001813a7" style:font-size-asian="12pt" style:font-size-complex="12pt"/>
    </style:style>
    <style:style style:name="P20" style:family="paragraph" style:parent-style-name="Standard" style:list-style-name="L10">
      <style:text-properties style:font-name="DejaVu Sans Condensed" fo:font-size="12pt" officeooo:paragraph-rsid="001813a7" style:font-size-asian="12pt" style:font-size-complex="12pt"/>
    </style:style>
    <style:style style:name="P21" style:family="paragraph" style:parent-style-name="Standard" style:list-style-name="L13">
      <style:text-properties style:font-name="DejaVu Sans Condensed" fo:font-size="12pt" officeooo:paragraph-rsid="001813a7" style:font-size-asian="12pt" style:font-size-complex="12pt"/>
    </style:style>
    <style:style style:name="P22" style:family="paragraph" style:parent-style-name="Standard" style:list-style-name="L14">
      <style:text-properties style:font-name="DejaVu Sans Condensed" fo:font-size="12pt" officeooo:rsid="001b42ea" officeooo:paragraph-rsid="001b42ea" style:font-size-asian="12pt" style:font-size-complex="12pt"/>
    </style:style>
    <style:style style:name="P23" style:family="paragraph" style:parent-style-name="Standard" style:list-style-name="L12">
      <style:text-properties style:font-name="DejaVu Sans Condensed" fo:font-size="12pt" fo:font-weight="normal" officeooo:rsid="0013c94f" officeooo:paragraph-rsid="001813a7" style:font-size-asian="12pt" style:font-weight-asian="normal" style:font-size-complex="12pt" style:font-weight-complex="normal"/>
    </style:style>
    <style:style style:name="P24" style:family="paragraph" style:parent-style-name="Standard" style:list-style-name="L12">
      <style:text-properties style:font-name="DejaVu Sans Condensed" fo:font-size="12pt" fo:font-weight="normal" officeooo:rsid="00148c7a" officeooo:paragraph-rsid="001813a7" style:font-size-asian="12pt" style:font-weight-asian="normal" style:font-size-complex="12pt" style:font-weight-complex="normal"/>
    </style:style>
    <style:style style:name="P25" style:family="paragraph" style:parent-style-name="Standard" style:list-style-name="L2">
      <style:text-properties officeooo:paragraph-rsid="001813a7"/>
    </style:style>
    <style:style style:name="P26" style:family="paragraph" style:parent-style-name="Standard" style:list-style-name="L2">
      <style:text-properties officeooo:rsid="001c15ad" officeooo:paragraph-rsid="001c15ad"/>
    </style:style>
    <style:style style:name="P27" style:family="paragraph" style:parent-style-name="Standard" style:list-style-name="L5">
      <style:text-properties officeooo:paragraph-rsid="001813a7"/>
    </style:style>
    <style:style style:name="P28" style:family="paragraph" style:parent-style-name="Standard" style:list-style-name="L7">
      <style:text-properties officeooo:paragraph-rsid="001813a7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officeooo:rsid="00148c7a"/>
    </style:style>
    <style:style style:name="T7" style:family="text">
      <style:text-properties officeooo:rsid="0013c94f"/>
    </style:style>
    <style:style style:name="T8" style:family="text">
      <style:text-properties officeooo:rsid="0012eaf3"/>
    </style:style>
    <style:style style:name="T9" style:family="text">
      <style:text-properties officeooo:rsid="001813a7"/>
    </style:style>
    <style:style style:name="T10" style:family="text">
      <style:text-properties style:font-name="DejaVu Sans Condensed" fo:font-size="12pt" style:font-size-asian="12pt" style:font-size-complex="12pt"/>
    </style:style>
    <style:style style:name="T11" style:family="text">
      <style:text-properties style:font-name="DejaVu Sans Condensed" fo:font-size="12pt" officeooo:rsid="00148c7a" style:font-size-asian="12pt" style:font-size-complex="12pt"/>
    </style:style>
    <style:style style:name="T12" style:family="text">
      <style:text-properties style:font-name="DejaVu Sans Condensed" fo:font-size="12pt" officeooo:rsid="0013c94f" style:font-size-asian="12pt" style:font-size-complex="12pt"/>
    </style:style>
    <style:style style:name="T13" style:family="text">
      <style:text-properties style:font-name="DejaVu Sans Condensed" fo:font-size="12pt" officeooo:rsid="001813a7" style:font-size-asian="12pt" style:font-size-complex="12pt"/>
    </style:style>
    <style:style style:name="T14" style:family="text">
      <style:text-properties style:font-name="DejaVu Sans Condensed" fo:font-size="12pt" officeooo:rsid="001c15ad" style:font-size-asian="12pt" style:font-size-complex="12pt"/>
    </style:style>
    <style:style style:name="T15" style:family="text">
      <style:text-properties officeooo:rsid="001de0fc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1"><text:span text:style-name="T15">02 - </text:span>Throttle mapping -- <text:span text:style-name="T1">Grip</text:span></text:p>
      <text:p text:style-name="P9">U=Up, D=Down, F=Forward, B=Backward, L=Left, R=Right, P=Press, S-*=Shift-, L-*=Long-</text:p>
      <text:p text:style-name="P4"/>
      <text:p text:style-name="P5"><text:span text:style-name="T4">Top</text:span><text:span text:style-name="T3"> hat</text:span></text:p>
      <text:p text:style-name="P8">Countermeasures only if carrying the countermeasures pods.</text:p>
      <text:list xml:id="list563027545" text:style-name="L1">
        <text:list-item>
          <text:p text:style-name="P10">F: <text:span text:style-name="T7">Countermeasures KONT mode</text:span></text:p>
        </text:list-item>
        <text:list-item>
          <text:p text:style-name="P10">B: <text:span text:style-name="T7">Countermeasures INT mode</text:span></text:p>
        </text:list-item>
        <text:list-item>
          <text:p text:style-name="P14">P: Countermeasures OFF mode</text:p>
        </text:list-item>
      </text:list>
      <text:p text:style-name="P2"><text:span text:style-name="T2">Top</text:span> hat ring</text:p>
      <text:list xml:id="list2814711993" text:style-name="L2">
        <text:list-item>
          <text:p text:style-name="P25"><text:span text:style-name="T11">Rotate </text:span><text:span text:style-name="T14">F/B</text:span><text:span text:style-name="T11">: </text:span><text:span text:style-name="T14">Radar brightness increase/decrease</text:span></text:p>
        </text:list-item>
        <text:list-item>
          <text:p text:style-name="P26"><text:span text:style-name="T14">S-</text:span><text:span text:style-name="T10">Rotate F/B: Radar night filter up/down</text:span></text:p>
        </text:list-item>
      </text:list>
      <text:p text:style-name="P2"><text:span text:style-name="T2">Middle hat</text:span> -- Comms</text:p>
      <text:list xml:id="list3166990638" text:style-name="L3">
        <text:list-item>
          <text:p text:style-name="P16">U: (SRS radio 1 PTT)</text:p>
        </text:list-item>
        <text:list-item>
          <text:p text:style-name="P16">D: (SRS radio 2 PTT)</text:p>
        </text:list-item>
      </text:list>
      <text:p text:style-name="P2"><text:span text:style-name="T2">B</text:span>ottom hat -- Speedbrake</text:p>
      <text:list xml:id="list2241308852" text:style-name="L4">
        <text:list-item>
          <text:p text:style-name="P11">F: Extend speedbrakes (<text:span text:style-name="T8">extends while held, stops when you let go</text:span>)</text:p>
        </text:list-item>
        <text:list-item>
          <text:p text:style-name="P11">B: Retract speedbrakes (single press fully retracts)</text:p>
        </text:list-item>
      </text:list>
      <text:p text:style-name="P3"><text:span text:style-name="T2">F</text:span><text:span text:style-name="T6">ront thumb button</text:span></text:p>
      <text:list xml:id="list1710171818" text:style-name="L5">
        <text:list-item>
          <text:p text:style-name="P27"><text:span text:style-name="T11">P: </text:span><text:span text:style-name="T12">Toggle thrust reverser. <text:s/></text:span><text:span text:style-name="T13">If pressed while flying, sets thrust reverser to automatically deploy when all 3 wheels touch down.</text:span></text:p>
        </text:list-item>
      </text:list>
      <text:p text:style-name="P7"><text:span text:style-name="T4">R</text:span><text:span text:style-name="T5">ear thumb button -- Cage/uncage button</text:span></text:p>
      <text:list xml:id="list1099758158" text:style-name="L6">
        <text:list-item>
          <text:p text:style-name="P18"><text:span text:style-name="T2">P: </text:span><text:span text:style-name="T7">Uncage Sidewinder</text:span></text:p>
        </text:list-item>
      </text:list>
      <text:p text:style-name="P3"><text:span text:style-name="T2">B</text:span><text:span text:style-name="T6">ottom thumb button</text:span></text:p>
      <text:list xml:id="list1300465401" text:style-name="L7">
        <text:list-item>
          <text:p text:style-name="P28"><text:span text:style-name="T11">P: </text:span><text:span text:style-name="T12">Toggle autothrottle (</text:span><text:span text:style-name="T13">G</text:span><text:span text:style-name="T12">ear up: holds 550 kph; </text:span><text:span text:style-name="T13">G</text:span><text:span text:style-name="T12">ear down: holds 12 deg AOA)</text:span></text:p>
        </text:list-item>
      </text:list>
      <text:p text:style-name="P3"><text:span text:style-name="T2">M</text:span><text:span text:style-name="T6">inistick -- TDC</text:span></text:p>
      <text:list xml:id="list4099992321" text:style-name="L8">
        <text:list-item>
          <text:p text:style-name="P17">Axes: Slew <text:span text:style-name="T7">cursor on radar, or Maverick seeker</text:span></text:p>
        </text:list-item>
      </text:list>
      <text:list xml:id="list2263166540" text:style-name="L9">
        <text:list-item>
          <text:p text:style-name="P19"><text:span text:style-name="T6">P: </text:span><text:span text:style-name="T7">Radar stick TV detent (set waypoint fix, lock </text:span><text:span text:style-name="T9">Maverick </text:span><text:span text:style-name="T7">target)</text:span></text:p>
        </text:list-item>
      </text:list>
      <text:p text:style-name="P4">Middle finger hat</text:p>
      <text:list xml:id="list3719568344" text:style-name="L10">
        <text:list-item>
          <text:p text:style-name="P20"><text:span text:style-name="T6">U/D: </text:span><text:span text:style-name="T7">Radar antenna elevation up/down</text:span></text:p>
        </text:list-item>
        <text:list-item>
          <text:p text:style-name="P15">L/R: Radar range decrease/increase</text:p>
        </text:list-item>
        <text:list-item>
          <text:p text:style-name="P15">P: Obstacle detection mode (use for terrain avoidance)</text:p>
        </text:list-item>
        <text:list-item>
          <text:p text:style-name="P15">S-P: Radar stick T0 detent (Maverick return to boresight)</text:p>
        </text:list-item>
      </text:list>
      <text:p text:style-name="P3"><text:span text:style-name="T2">Ring finger s</text:span><text:span text:style-name="T6">lider</text:span></text:p>
      <text:list xml:id="list3256912052" text:style-name="L11">
        <text:list-item>
          <text:p text:style-name="P12">U/D: <text:span text:style-name="T7">Radar gain control increase/decrease</text:span></text:p>
        </text:list-item>
      </text:list>
      <text:p text:style-name="P3"><text:span text:style-name="T2">P</text:span><text:span text:style-name="T6">inky </text:span><text:span text:style-name="T2">switch</text:span></text:p>
      <text:list xml:id="list253760011" text:style-name="L12">
        <text:list-item>
          <text:p text:style-name="P23"><text:span text:style-name="T2">U: </text:span>Autopilot attitude hold</text:p>
        </text:list-item>
        <text:list-item>
          <text:p text:style-name="P23">D: Autopilot altitude hold (also turns on attitude hold)</text:p>
        </text:list-item>
        <text:list-item>
          <text:p text:style-name="P24">P: <text:span text:style-name="T7">Toggle dampers (SPAK)</text:span></text:p>
        </text:list-item>
      </text:list>
      <text:p text:style-name="P5"><text:span text:style-name="T4">P</text:span><text:span text:style-name="T3">inky button</text:span></text:p>
      <text:list xml:id="list3203523608" text:style-name="L13">
        <text:list-item>
          <text:p text:style-name="P21"><text:span text:style-name="T2">P: </text:span><text:span text:style-name="T6">--</text:span></text:p>
        </text:list-item>
      </text:list>
      <text:p text:style-name="P2">Pinky wheel</text:p>
      <text:list xml:id="list2247926907" text:style-name="L14">
        <text:list-item>
          <text:p text:style-name="P22">Rotate: --</text:p>
        </text:list-item>
        <text:list-item>
          <text:p text:style-name="P13">P: <text:span text:style-name="T7">Toggle anti-collision lights</text:span></text:p>
        </text:list-item>
      </text:list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1-17T12:16:21.404000000</dc:date>
    <meta:editing-duration>PT2H20M54S</meta:editing-duration>
    <meta:editing-cycles>15</meta:editing-cycles>
    <meta:generator>LibreOffice/7.0.3.1$Windows_X86_64 LibreOffice_project/d7547858d014d4cf69878db179d326fc3483e082</meta:generator>
    <meta:document-statistic meta:table-count="0" meta:image-count="1" meta:object-count="0" meta:page-count="1" meta:paragraph-count="41" meta:word-count="250" meta:character-count="1453" meta:non-whitespace-character-count="1268"/>
  </office:meta>
</office:document-meta>
</file>